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59da0" officeooo:paragraph-rsid="00059da0" style:font-weight-asian="bold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in" fo:margin-bottom="0in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in" fo:margin-bottom="0in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/>
    <style:style style:name="P8" style:family="paragraph" style:parent-style-name="Text_20_body" style:list-style-name="L4">
      <style:paragraph-properties fo:margin-top="0in" fo:margin-bottom="0in" style:contextual-spacing="false"/>
    </style:style>
    <style:style style:name="P9" style:family="paragraph" style:parent-style-name="Text_20_body" style:list-style-name="L5"/>
    <style:style style:name="P10" style:family="paragraph" style:parent-style-name="Text_20_body" style:list-style-name="L5">
      <style:paragraph-properties fo:margin-top="0in" fo:margin-bottom="0in" style:contextual-spacing="false"/>
    </style:style>
    <style:style style:name="P11" style:family="paragraph" style:parent-style-name="Text_20_body" style:list-style-name="L6"/>
    <style:style style:name="P12" style:family="paragraph" style:parent-style-name="Text_20_body" style:list-style-name="L6">
      <style:paragraph-properties fo:margin-top="0in" fo:margin-bottom="0in" style:contextual-spacing="false"/>
    </style:style>
    <style:style style:name="P13" style:family="paragraph" style:parent-style-name="Text_20_body" style:list-style-name="L7"/>
    <style:style style:name="P14" style:family="paragraph" style:parent-style-name="Text_20_body" style:list-style-name="L7">
      <style:paragraph-properties fo:margin-top="0in" fo:margin-bottom="0in" style:contextual-spacing="false"/>
    </style:style>
    <style:style style:name="P15" style:family="paragraph" style:parent-style-name="Text_20_body" style:list-style-name="L8"/>
    <style:style style:name="P16" style:family="paragraph" style:parent-style-name="Text_20_body" style:list-style-name="L8">
      <style:paragraph-properties fo:margin-top="0in" fo:margin-bottom="0in" style:contextual-spacing="false"/>
    </style:style>
    <style:style style:name="P17" style:family="paragraph" style:parent-style-name="Text_20_body" style:list-style-name="L9"/>
    <style:style style:name="P18" style:family="paragraph" style:parent-style-name="Text_20_body" style:list-style-name="L9">
      <style:paragraph-properties fo:margin-top="0in" fo:margin-bottom="0in" style:contextual-spacing="false"/>
    </style:style>
    <style:style style:name="P19" style:family="paragraph" style:parent-style-name="Text_20_body" style:list-style-name="L10"/>
    <style:style style:name="P20" style:family="paragraph" style:parent-style-name="Text_20_body" style:list-style-name="L10">
      <style:paragraph-properties fo:margin-top="0in" fo:margin-bottom="0in" style:contextual-spacing="false"/>
    </style:style>
    <style:style style:name="T1" style:family="text">
      <style:text-properties fo:language="pt" fo:country="PT" style:font-weight-complex="60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FUNCOES</text:span> AUTORIZADAS</text:p>
      <text:p text:style-name="P1"/>
      <text:p text:style-name="Horizontal_20_Line"/>
      <text:h text:style-name="Heading_20_3" text:outline-level="3"><text:span text:style-name="Strong_20_Emphasis">1. Inicialização do Shell (Leitura e Configuração Inicial)</text:span></text:h>
      <text:p text:style-name="Text_20_body">Essa etapa prepara o shell para operação, configurando variáveis, sinais e recebendo os primeiros comandos.</text:p>
      <text:p text:style-name="Text_20_body"><text:span text:style-name="Strong_20_Emphasis">Funções Úteis:</text:span></text:p>
      <text:list xml:id="list1083093198" text:style-name="L1">
        <text:list-item>
          <text:p text:style-name="P3"><text:span text:style-name="Strong_20_Emphasis"><text:span text:style-name="Source_20_Text">readline</text:span></text:span>: Captura o comando digitado pelo usuário exibindo um prompt interativo.<text:line-break/><text:span text:style-name="Strong_20_Emphasis">Exemplo</text:span>: Mostrar <text:span text:style-name="Source_20_Text">miniminishell&gt;</text:span> e aguardar o input do usuário.</text:p>
        </text:list-item>
        <text:list-item>
          <text:p text:style-name="P3"><text:span text:style-name="Strong_20_Emphasis"><text:span text:style-name="Source_20_Text">add_history</text:span></text:span>: Armazena cada comando digitado no histórico, permitindo navegação entre comandos anteriores com as setas.</text:p>
        </text:list-item>
        <text:list-item>
          <text:p text:style-name="P3"><text:span text:style-name="Strong_20_Emphasis"><text:span text:style-name="Source_20_Text">rl_clear_history</text:span></text:span>: Limpa o histórico armazenado, liberando memória usada para armazenar comandos anteriores.<text:line-break/><text:span text:style-name="Strong_20_Emphasis">Exemplo</text:span>: Usar ao finalizar o shell para evitar vazamentos de memória.</text:p>
        </text:list-item>
        <text:list-item>
          <text:p text:style-name="P2"><text:span text:style-name="Strong_20_Emphasis"><text:span text:style-name="Source_20_Text">getenv</text:span></text:span>: Obtém valores de variáveis de ambiente importantes, como <text:span text:style-name="Source_20_Text">PATH</text:span>, que determina os diretórios onde procurar executáveis.<text:line-break/><text:span text:style-name="Strong_20_Emphasis">Exemplo</text:span>: Recuperar <text:span text:style-name="Source_20_Text">PATH</text:span> para localizar comandos como <text:span text:style-name="Source_20_Text">ls</text:span>.</text:p>
        </text:list-item>
      </text:list>
      <text:p text:style-name="Horizontal_20_Line"/>
      <text:h text:style-name="Heading_20_3" text:outline-level="3"><text:span text:style-name="Strong_20_Emphasis">2. Tratamento de Sinais</text:span></text:h>
      <text:p text:style-name="Text_20_body">Configura o shell para lidar adequadamente com sinais como <text:span text:style-name="Source_20_Text">Ctrl-C</text:span>, <text:span text:style-name="Source_20_Text">Ctrl-D</text:span>, e <text:span text:style-name="Source_20_Text">Ctrl-\</text:span>, mantendo a interatividade do terminal.</text:p>
      <text:p text:style-name="Text_20_body"><text:span text:style-name="Strong_20_Emphasis">Funções Úteis:</text:span></text:p>
      <text:list xml:id="list14019048" text:style-name="L2">
        <text:list-item>
          <text:p text:style-name="P5"><text:span text:style-name="Strong_20_Emphasis"><text:span text:style-name="Source_20_Text">signal</text:span></text:span><text:span text:style-name="Strong_20_Emphasis"> / </text:span><text:span text:style-name="Strong_20_Emphasis"><text:span text:style-name="Source_20_Text">sigaction</text:span></text:span>: Configuram manipuladores de sinais para tratar <text:span text:style-name="Source_20_Text">SIGINT</text:span> (Ctrl-C), <text:span text:style-name="Source_20_Text">EOF</text:span> (Ctrl-D) e <text:span text:style-name="Source_20_Text">SIGQUIT</text:span> (Ctrl-).<text:line-break/><text:span text:style-name="Strong_20_Emphasis">Exemplo</text:span>: Reiniciar o prompt ao pressionar <text:span text:style-name="Source_20_Text">Ctrl-C</text:span> ou encerrar o shell com <text:span text:style-name="Source_20_Text">Ctrl-D</text:span>.</text:p>
        </text:list-item>
        <text:list-item>
          <text:p text:style-name="P5"><text:span text:style-name="Strong_20_Emphasis"><text:span text:style-name="Source_20_Text">rl_replace_line</text:span></text:span>: Substitui a linha atual do prompt por uma nova, limpa.</text:p>
        </text:list-item>
        <text:list-item>
          <text:p text:style-name="P5"><text:span text:style-name="Strong_20_Emphasis"><text:span text:style-name="Source_20_Text">rl_on_new_line</text:span></text:span>: Notifica o sistema de que uma nova linha está sendo iniciada após receber um sinal.</text:p>
        </text:list-item>
        <text:list-item>
          <text:p text:style-name="P5"><text:span text:style-name="Strong_20_Emphasis"><text:span text:style-name="Source_20_Text">rl_redisplay</text:span></text:span>: Atualiza o display do prompt para refletir as mudanças feitas pelos sinais.</text:p>
        </text:list-item>
        <text:list-item>
          <text:p text:style-name="P5"><text:span text:style-name="Strong_20_Emphasis"><text:span text:style-name="Source_20_Text">sigemptyset</text:span></text:span><text:span text:style-name="Strong_20_Emphasis"> / </text:span><text:span text:style-name="Strong_20_Emphasis"><text:span text:style-name="Source_20_Text">sigaddset</text:span></text:span>: Configura conjuntos de sinais para bloqueio ou desbloqueio.</text:p>
        </text:list-item>
        <text:list-item>
          <text:p text:style-name="P4"><text:span text:style-name="Strong_20_Emphasis"><text:span text:style-name="Source_20_Text">kill</text:span></text:span>: Envia sinais para processos filhos.<text:line-break/><text:span text:style-name="Strong_20_Emphasis">Exemplo</text:span>: Finalizar um processo filho ao pressionar <text:span text:style-name="Source_20_Text">Ctrl-C</text:span>.</text:p>
        </text:list-item>
      </text:list>
      <text:p text:style-name="Horizontal_20_Line"/>
      <text:h text:style-name="Heading_20_3" text:outline-level="3"><text:span text:style-name="Strong_20_Emphasis">3. Tokenização (Divisão da Linha de Comando em Tokens)</text:span></text:h>
      <text:p text:style-name="Text_20_body">Dividir a entrada do usuário em tokens que representem comandos, argumentos, operadores e redirecionamentos.</text:p>
      <text:p text:style-name="Text_20_body"><text:span text:style-name="Strong_20_Emphasis">Funções Úteis:</text:span></text:p>
      <text:list xml:id="list85380607" text:style-name="L3">
        <text:list-item>
          <text:p text:style-name="P6"><text:soft-page-break/><text:span text:style-name="Strong_20_Emphasis"><text:span text:style-name="Source_20_Text">read</text:span></text:span>: Para leitura direta de entrada, como comandos de scripts ou arquivos.<text:line-break/><text:span text:style-name="Strong_20_Emphasis">Exemplo</text:span>: Processar comandos de um arquivo de configuração inicial.</text:p>
        </text:list-item>
      </text:list>
      <text:p text:style-name="Horizontal_20_Line"/>
      <text:h text:style-name="Heading_20_3" text:outline-level="3"><text:span text:style-name="Strong_20_Emphasis">4. Parsing (Análise e Organização dos Tokens)</text:span></text:h>
      <text:p text:style-name="Text_20_body">Organiza os tokens em uma estrutura lógica (como uma árvore binária) para facilitar a execução.</text:p>
      <text:p text:style-name="Text_20_body"><text:span text:style-name="Strong_20_Emphasis">Funções Úteis:</text:span></text:p>
      <text:list xml:id="list1784928861" text:style-name="L4">
        <text:list-item>
          <text:p text:style-name="P8"><text:span text:style-name="Strong_20_Emphasis"><text:span text:style-name="Source_20_Text">access</text:span></text:span>: Verifica se arquivos associados aos comandos existem e têm permissões necessárias.<text:line-break/><text:span text:style-name="Strong_20_Emphasis">Exemplo</text:span>: Garantir que <text:span text:style-name="Source_20_Text">./script.sh</text:span> é executável antes de tentar rodá-lo.</text:p>
        </text:list-item>
        <text:list-item>
          <text:p text:style-name="P7"><text:span text:style-name="Strong_20_Emphasis"><text:span text:style-name="Source_20_Text">stat</text:span></text:span> / <text:span text:style-name="Strong_20_Emphasis"><text:span text:style-name="Source_20_Text">lstat</text:span></text:span> / <text:span text:style-name="Strong_20_Emphasis"><text:span text:style-name="Source_20_Text">fstat</text:span></text:span>: Obtêm informações detalhadas sobre arquivos, como permissões, tipo de arquivo e timestamps.<text:line-break/><text:span text:style-name="Strong_20_Emphasis">Exemplo</text:span>: Identificar se um caminho é um arquivo regular ou um link simbólico.</text:p>
        </text:list-item>
      </text:list>
      <text:p text:style-name="Horizontal_20_Line"/>
      <text:h text:style-name="Heading_20_3" text:outline-level="3"><text:span text:style-name="Strong_20_Emphasis">5. Execução de Comandos Simples (Sem Redirecionamento ou Pipes)</text:span></text:h>
      <text:p text:style-name="Text_20_body">Executa comandos básicos como <text:span text:style-name="Source_20_Text">ls</text:span>, <text:span text:style-name="Source_20_Text">echo</text:span> ou <text:span text:style-name="Source_20_Text">cd</text:span>.</text:p>
      <text:p text:style-name="Text_20_body"><text:span text:style-name="Strong_20_Emphasis">Funções Úteis:</text:span></text:p>
      <text:list xml:id="list3862973278" text:style-name="L5">
        <text:list-item>
          <text:p text:style-name="P10"><text:span text:style-name="Strong_20_Emphasis"><text:span text:style-name="Source_20_Text">execve</text:span></text:span>: Substitui o processo atual por um programa externo.<text:line-break/><text:span text:style-name="Strong_20_Emphasis">Exemplo</text:span>: Usado para executar comandos como <text:span text:style-name="Source_20_Text">ls</text:span> ou <text:span text:style-name="Source_20_Text">cat</text:span>.</text:p>
        </text:list-item>
        <text:list-item>
          <text:p text:style-name="P10"><text:span text:style-name="Strong_20_Emphasis"><text:span text:style-name="Source_20_Text">fork</text:span></text:span>: Cria processos filhos para executar comandos enquanto o shell principal permanece ativo.</text:p>
        </text:list-item>
        <text:list-item>
          <text:p text:style-name="P10"><text:span text:style-name="Strong_20_Emphasis"><text:span text:style-name="Source_20_Text">wait</text:span></text:span><text:span text:style-name="Strong_20_Emphasis"> / </text:span><text:span text:style-name="Strong_20_Emphasis"><text:span text:style-name="Source_20_Text">waitpid</text:span></text:span><text:span text:style-name="Strong_20_Emphasis"> / </text:span><text:span text:style-name="Strong_20_Emphasis"><text:span text:style-name="Source_20_Text">wait3</text:span></text:span><text:span text:style-name="Strong_20_Emphasis"> / </text:span><text:span text:style-name="Strong_20_Emphasis"><text:span text:style-name="Source_20_Text">wait4</text:span></text:span>: Sincroniza o processo pai com o término de um processo filho, com <text:span text:style-name="Source_20_Text">wait3</text:span> e <text:span text:style-name="Source_20_Text">wait4</text:span> coletando informações adicionais sobre o uso de recursos.<text:line-break/><text:span text:style-name="Strong_20_Emphasis">Exemplo</text:span>: Garantir que <text:span text:style-name="Source_20_Text">sleep 5</text:span> termine antes de exibir o prompt novamente.</text:p>
        </text:list-item>
        <text:list-item>
          <text:p text:style-name="P10"><text:span text:style-name="Strong_20_Emphasis"><text:span text:style-name="Source_20_Text">getcwd</text:span></text:span>: Recupera o diretório atual para comandos como <text:span text:style-name="Source_20_Text">pwd</text:span>.</text:p>
        </text:list-item>
        <text:list-item>
          <text:p text:style-name="P9"><text:span text:style-name="Strong_20_Emphasis"><text:span text:style-name="Source_20_Text">chdir</text:span></text:span>: Muda o diretório atual para implementar <text:span text:style-name="Source_20_Text">cd</text:span>.</text:p>
        </text:list-item>
      </text:list>
      <text:p text:style-name="Horizontal_20_Line"/>
      <text:h text:style-name="Heading_20_3" text:outline-level="3"><text:span text:style-name="Strong_20_Emphasis">6. Redirecionamento de Entrada/Saída</text:span></text:h>
      <text:p text:style-name="Text_20_body">Permite executar comandos como <text:span text:style-name="Source_20_Text">ls &gt; out.txt</text:span> ou <text:span text:style-name="Source_20_Text">cat &lt; file.txt</text:span>.</text:p>
      <text:p text:style-name="Text_20_body"><text:span text:style-name="Strong_20_Emphasis">Funções Úteis:</text:span></text:p>
      <text:list xml:id="list2533243911" text:style-name="L6">
        <text:list-item>
          <text:p text:style-name="P12"><text:span text:style-name="Strong_20_Emphasis"><text:span text:style-name="Source_20_Text">open</text:span></text:span>: Abre arquivos para leitura ou escrita.<text:line-break/><text:span text:style-name="Strong_20_Emphasis">Exemplo</text:span>: Criar <text:span text:style-name="Source_20_Text">out.txt</text:span> para armazenar a saída do comando.</text:p>
        </text:list-item>
        <text:list-item>
          <text:p text:style-name="P12"><text:span text:style-name="Strong_20_Emphasis"><text:span text:style-name="Source_20_Text">dup</text:span></text:span><text:span text:style-name="Strong_20_Emphasis"> / </text:span><text:span text:style-name="Strong_20_Emphasis"><text:span text:style-name="Source_20_Text">dup2</text:span></text:span>: Substitui descritores de arquivo para redirecionar a entrada ou saída padrão.</text:p>
        </text:list-item>
        <text:list-item>
          <text:p text:style-name="P12"><text:span text:style-name="Strong_20_Emphasis"><text:span text:style-name="Source_20_Text">close</text:span></text:span>: Fecha descritores de arquivo após uso para evitar vazamentos de recursos.</text:p>
        </text:list-item>
        <text:list-item>
          <text:p text:style-name="P11"><text:span text:style-name="Strong_20_Emphasis"><text:span text:style-name="Source_20_Text">unlink</text:span></text:span>: Remove arquivos temporários criados durante o redirecionamento.</text:p>
        </text:list-item>
      </text:list>
      <text:p text:style-name="Horizontal_20_Line"/>
      <text:h text:style-name="Heading_20_3" text:outline-level="3"><text:soft-page-break/><text:span text:style-name="Strong_20_Emphasis">7. Execução de Pipes</text:span></text:h>
      <text:p text:style-name="Text_20_body">Permite executar comandos encadeados, como <text:span text:style-name="Source_20_Text">ls | grep test</text:span>.</text:p>
      <text:p text:style-name="Text_20_body"><text:span text:style-name="Strong_20_Emphasis">Funções Úteis:</text:span></text:p>
      <text:list xml:id="list1091176150" text:style-name="L7">
        <text:list-item>
          <text:p text:style-name="P14"><text:span text:style-name="Strong_20_Emphasis"><text:span text:style-name="Source_20_Text">pipe</text:span></text:span>: Cria canais de comunicação entre dois processos.<text:line-break/><text:span text:style-name="Strong_20_Emphasis">Exemplo</text:span>: Encaminha a saída de <text:span text:style-name="Source_20_Text">ls</text:span> para <text:span text:style-name="Source_20_Text">grep</text:span>.</text:p>
        </text:list-item>
        <text:list-item>
          <text:p text:style-name="P14"><text:span text:style-name="Strong_20_Emphasis"><text:span text:style-name="Source_20_Text">fork</text:span></text:span>: Cria processos para cada comando no pipeline.</text:p>
        </text:list-item>
        <text:list-item>
          <text:p text:style-name="P14"><text:span text:style-name="Strong_20_Emphasis"><text:span text:style-name="Source_20_Text">dup2</text:span></text:span>: Redireciona a entrada e saída para usar os lados de leitura/escrita do pipe.</text:p>
        </text:list-item>
        <text:list-item>
          <text:p text:style-name="P13"><text:span text:style-name="Strong_20_Emphasis"><text:span text:style-name="Source_20_Text">wait</text:span></text:span><text:span text:style-name="Strong_20_Emphasis"> / </text:span><text:span text:style-name="Strong_20_Emphasis"><text:span text:style-name="Source_20_Text">waitpid</text:span></text:span>: Sincroniza os processos conectados pelo pipeline.</text:p>
        </text:list-item>
      </text:list>
      <text:p text:style-name="Horizontal_20_Line"/>
      <text:h text:style-name="Heading_20_3" text:outline-level="3"><text:span text:style-name="Strong_20_Emphasis">8. Comandos Internos (Builtins)</text:span></text:h>
      <text:p text:style-name="Text_20_body">Implementa comandos próprios do shell como <text:span text:style-name="Source_20_Text">cd</text:span>, <text:span text:style-name="Source_20_Text">pwd</text:span>, <text:span text:style-name="Source_20_Text">exit</text:span>.</text:p>
      <text:p text:style-name="Text_20_body"><text:span text:style-name="Strong_20_Emphasis">Funções Úteis:</text:span></text:p>
      <text:list xml:id="list1562184635" text:style-name="L8">
        <text:list-item>
          <text:p text:style-name="P16"><text:span text:style-name="Strong_20_Emphasis"><text:span text:style-name="Source_20_Text">getcwd</text:span></text:span>: Retorna o diretório atual para o comando <text:span text:style-name="Source_20_Text">pwd</text:span>.</text:p>
        </text:list-item>
        <text:list-item>
          <text:p text:style-name="P16"><text:span text:style-name="Strong_20_Emphasis"><text:span text:style-name="Source_20_Text">chdir</text:span></text:span>: Altera o diretório de trabalho para implementar <text:span text:style-name="Source_20_Text">cd</text:span>.</text:p>
        </text:list-item>
        <text:list-item>
          <text:p text:style-name="P15"><text:span text:style-name="Strong_20_Emphasis"><text:span text:style-name="Source_20_Text">exit</text:span></text:span>: Finaliza o processo atual.</text:p>
        </text:list-item>
      </text:list>
      <text:p text:style-name="Horizontal_20_Line"/>
      <text:h text:style-name="Heading_20_3" text:outline-level="3"><text:span text:style-name="Strong_20_Emphasis">9. Interatividade Avançada (Manipulação do Terminal)</text:span></text:h>
      <text:p text:style-name="Text_20_body">Melhora a experiência do usuário ao interagir com o shell.</text:p>
      <text:p text:style-name="Text_20_body"><text:span text:style-name="Strong_20_Emphasis">Funções Úteis:</text:span></text:p>
      <text:list xml:id="list394378329" text:style-name="L9">
        <text:list-item>
          <text:p text:style-name="P18"><text:span text:style-name="Strong_20_Emphasis"><text:span text:style-name="Source_20_Text">isatty</text:span></text:span>: Verifica se a entrada é de um terminal ou de um script.<text:line-break/><text:span text:style-name="Strong_20_Emphasis">Exemplo</text:span>: Suprimir o prompt ao processar scripts.</text:p>
        </text:list-item>
        <text:list-item>
          <text:p text:style-name="P18"><text:span text:style-name="Strong_20_Emphasis"><text:span text:style-name="Source_20_Text">tcsetattr</text:span></text:span><text:span text:style-name="Strong_20_Emphasis"> / </text:span><text:span text:style-name="Strong_20_Emphasis"><text:span text:style-name="Source_20_Text">tcgetattr</text:span></text:span>: Configura modos de entrada, como desativar o <text:span text:style-name="Source_20_Text">ECHO</text:span>.</text:p>
        </text:list-item>
        <text:list-item>
          <text:p text:style-name="P18"><text:span text:style-name="Strong_20_Emphasis"><text:span text:style-name="Source_20_Text">ioctl</text:span></text:span>: Controla dispositivos de entrada/saída, como terminais, para implementar funcionalidade adicional.</text:p>
        </text:list-item>
        <text:list-item>
          <text:p text:style-name="P18"><text:span text:style-name="Strong_20_Emphasis"><text:span text:style-name="Source_20_Text">ttyname</text:span></text:span>: Obtém o nome do terminal associado a um descritor de arquivo.<text:line-break/><text:span text:style-name="Strong_20_Emphasis">Exemplo</text:span>: Identificar o terminal ativo para exibição de mensagens.</text:p>
        </text:list-item>
        <text:list-item>
          <text:p text:style-name="P18"><text:span text:style-name="Strong_20_Emphasis"><text:span text:style-name="Source_20_Text">ttyslot</text:span></text:span>: Retorna o número da sessão associada ao terminal atual.</text:p>
        </text:list-item>
        <text:list-item>
          <text:p text:style-name="P18"><text:span text:style-name="Strong_20_Emphasis"><text:span text:style-name="Source_20_Text">opendir</text:span></text:span><text:span text:style-name="Strong_20_Emphasis"> / </text:span><text:span text:style-name="Strong_20_Emphasis"><text:span text:style-name="Source_20_Text">readdir</text:span></text:span><text:span text:style-name="Strong_20_Emphasis"> / </text:span><text:span text:style-name="Strong_20_Emphasis"><text:span text:style-name="Source_20_Text">closedir</text:span></text:span>: Manipulam diretórios, como listar conteúdo para comandos internos de gerenciamento de arquivos.</text:p>
        </text:list-item>
        <text:list-item>
          <text:p text:style-name="P17"><text:span text:style-name="Strong_20_Emphasis"><text:span text:style-name="Source_20_Text">tgetent</text:span></text:span><text:span text:style-name="Strong_20_Emphasis"> / </text:span><text:span text:style-name="Strong_20_Emphasis"><text:span text:style-name="Source_20_Text">tgetflag</text:span></text:span><text:span text:style-name="Strong_20_Emphasis"> / </text:span><text:span text:style-name="Strong_20_Emphasis"><text:span text:style-name="Source_20_Text">tgetnum</text:span></text:span><text:span text:style-name="Strong_20_Emphasis"> / </text:span><text:span text:style-name="Strong_20_Emphasis"><text:span text:style-name="Source_20_Text">tgetstr</text:span></text:span><text:span text:style-name="Strong_20_Emphasis"> / </text:span><text:span text:style-name="Strong_20_Emphasis"><text:span text:style-name="Source_20_Text">tgoto</text:span></text:span><text:span text:style-name="Strong_20_Emphasis"> / </text:span><text:span text:style-name="Strong_20_Emphasis"><text:span text:style-name="Source_20_Text">tputs</text:span></text:span>: Funções da biblioteca termcap usadas para manipulação avançada de terminais, como gerenciamento de capacidades, movimentação do cursor e exibição formatada.<text:line-break/><text:span text:style-name="Strong_20_Emphasis">Exemplo</text:span>: Configurar o terminal para exibir prompts customizados ou limpar a tela.</text:p>
        </text:list-item>
      </text:list>
      <text:p text:style-name="Horizontal_20_Line"/>
      <text:h text:style-name="Heading_20_3" text:outline-level="3"><text:span text:style-name="Strong_20_Emphasis">10. Funções Gerais e Utilitárias</text:span></text:h>
      <text:p text:style-name="Text_20_body">As funções abaixo são amplamente úteis e aplicáveis em todas as etapas do shell:</text:p>
      <text:list xml:id="list745353813" text:style-name="L10">
        <text:list-item>
          <text:p text:style-name="P20"><text:soft-page-break/><text:span text:style-name="Strong_20_Emphasis"><text:span text:style-name="Source_20_Text">malloc</text:span></text:span> / <text:span text:style-name="Strong_20_Emphasis"><text:span text:style-name="Source_20_Text">free</text:span></text:span>: Para gerenciar memória dinâmica em todas as partes do programa.</text:p>
        </text:list-item>
        <text:list-item>
          <text:p text:style-name="P20"><text:span text:style-name="Strong_20_Emphasis"><text:span text:style-name="Source_20_Text">write</text:span></text:span>: Para exibir mensagens no terminal diretamente.</text:p>
        </text:list-item>
        <text:list-item>
          <text:p text:style-name="P20"><text:span text:style-name="Strong_20_Emphasis"><text:span text:style-name="Source_20_Text">printf</text:span></text:span>: Para formatação de saída mais detalhada.</text:p>
        </text:list-item>
        <text:list-item>
          <text:p text:style-name="P19"><text:span text:style-name="Strong_20_Emphasis"><text:span text:style-name="Source_20_Text">perror</text:span></text:span> / <text:span text:style-name="Strong_20_Emphasis"><text:span text:style-name="Source_20_Text">strerror</text:span></text:span>: Para exibição de mensagens de erro de maneira amigável e contextual.</text:p>
        </text:list-item>
      </text:list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3T11:23:46.595676201</meta:creation-date>
    <dc:date>2024-11-13T11:25:07.541644342</dc:date>
    <meta:editing-duration>PT1M21S</meta:editing-duration>
    <meta:editing-cycles>1</meta:editing-cycles>
    <meta:document-statistic meta:table-count="0" meta:image-count="0" meta:object-count="0" meta:page-count="4" meta:paragraph-count="70" meta:word-count="877" meta:character-count="5660" meta:non-whitespace-character-count="4893"/>
    <meta:generator>LibreOffice/7.3.7.2$Linux_X86_64 LibreOffice_project/30$Build-2</meta:generator>
  </office:meta>
</office:document-meta>
</file>